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тлично! Вот <text:span text:style-name="Strong_20_Emphasis">минимальный план по API-интеграции с основными git forges</text:span> в твоём проекте <text:span text:style-name="Strong_20_Emphasis">SourceChew</text:span>, с акцентом на чтение исходников, публичных и приватных:</text:p>
      <text:p text:style-name="Horizontal_20_Line"/>
      <text:h text:style-name="Heading_20_3" text:outline-level="3">✅ <text:span text:style-name="Strong_20_Emphasis">1. GitHub</text:span></text:h>
      <text:p text:style-name="Text_20_body"><text:span text:style-name="Strong_20_Emphasis">API</text:span>: <text:a xlink:type="simple" xlink:href="https://docs.github.com/en/rest" office:target-frame-name="_new" xlink:show="replace" text:style-name="Internet_20_link" text:visited-style-name="Visited_20_Internet_20_Link">REST API v3</text:a>, <text:a xlink:type="simple" xlink:href="https://docs.github.com/en/graphql" office:target-frame-name="_new" xlink:show="replace" text:style-name="Internet_20_link" text:visited-style-name="Visited_20_Internet_20_Link">GraphQL API</text:a></text:p>
      <text:p text:style-name="Text_20_body"><text:span text:style-name="Strong_20_Emphasis">Что реализовать:</text:span></text:p>
      <text:list text:style-name="L1">
        <text:list-item>
          <text:p text:style-name="P1">🔍 Поиск репозиториев: <text:span text:style-name="Source_20_Text">GET /search/repositories?q=...</text:span></text:p>
        </text:list-item>
        <text:list-item>
          <text:p text:style-name="P1">📄 Получение дерева файлов: <text:span text:style-name="Source_20_Text">GET /repos/{owner}/{repo}/git/trees/{sha}?recursive=true</text:span></text:p>
        </text:list-item>
        <text:list-item>
          <text:p text:style-name="P1">📂 Получение содержимого файла: <text:span text:style-name="Source_20_Text">GET /repos/{owner}/{repo}/contents/{path}</text:span></text:p>
        </text:list-item>
        <text:list-item>
          <text:p text:style-name="P1">🔐 Авторизация: OAuth 2.0 (или токен через <text:span text:style-name="Source_20_Text">Authorization: Bearer</text:span>)</text:p>
        </text:list-item>
        <text:list-item>
          <text:p text:style-name="P1">🛡️ Проверка приватных репозиториев и прав доступа</text:p>
        </text:list-item>
      </text:list>
      <text:p text:style-name="Horizontal_20_Line"/>
      <text:h text:style-name="Heading_20_3" text:outline-level="3">✅ <text:span text:style-name="Strong_20_Emphasis">2. GitLab</text:span></text:h>
      <text:p text:style-name="Text_20_body"><text:span text:style-name="Strong_20_Emphasis">API</text:span>: <text:a xlink:type="simple" xlink:href="https://docs.gitlab.com/ee/api/" office:target-frame-name="_new" xlink:show="replace" text:style-name="Internet_20_link" text:visited-style-name="Visited_20_Internet_20_Link">REST API</text:a></text:p>
      <text:p text:style-name="Text_20_body"><text:span text:style-name="Strong_20_Emphasis">Что реализовать:</text:span></text:p>
      <text:list text:style-name="L2">
        <text:list-item>
          <text:p text:style-name="P2">🔍 Поиск проектов: <text:span text:style-name="Source_20_Text">GET /projects?search=...</text:span></text:p>
        </text:list-item>
        <text:list-item>
          <text:p text:style-name="P2">📄 Получение дерева: <text:span text:style-name="Source_20_Text">GET /projects/:id/repository/tree</text:span></text:p>
        </text:list-item>
        <text:list-item>
          <text:p text:style-name="P2">📂 Получение файла: <text:span text:style-name="Source_20_Text">GET /projects/:id/repository/files/:file_path/raw</text:span></text:p>
        </text:list-item>
        <text:list-item>
          <text:p text:style-name="P2">🔐 Авторизация: OAuth 2.0 или Personal Token</text:p>
        </text:list-item>
      </text:list>
      <text:p text:style-name="Horizontal_20_Line"/>
      <text:h text:style-name="Heading_20_3" text:outline-level="3">✅ <text:span text:style-name="Strong_20_Emphasis">3. Bitbucket (Cloud)</text:span></text:h>
      <text:p text:style-name="Text_20_body"><text:span text:style-name="Strong_20_Emphasis">API</text:span>: Bitbucket Cloud REST API 2.0</text:p>
      <text:p text:style-name="Text_20_body"><text:span text:style-name="Strong_20_Emphasis">Что реализовать:</text:span></text:p>
      <text:list text:style-name="L3">
        <text:list-item>
          <text:p text:style-name="P3">🔍 Поиск репозиториев: <text:span text:style-name="Source_20_Text">GET /repositories?q=name~"..."</text:span> (нет полнотекстового поиска как у GitHub/GitLab)</text:p>
        </text:list-item>
        <text:list-item>
          <text:p text:style-name="P3">📄 Дерево репозитория: <text:span text:style-name="Source_20_Text">GET /repositories/{username}/{repo_slug}/src/{commit}/</text:span></text:p>
        </text:list-item>
        <text:list-item>
          <text:p text:style-name="P3">📂 Содержимое файла: <text:span text:style-name="Source_20_Text">GET /repositories/{username}/{repo_slug}/src/{commit}/{path}</text:span></text:p>
        </text:list-item>
        <text:list-item>
          <text:p text:style-name="P3">🔐 Авторизация: OAuth 2.0 (или Basic Auth)</text:p>
        </text:list-item>
      </text:list>
      <text:p text:style-name="Horizontal_20_Line"/>
      <text:h text:style-name="Heading_20_3" text:outline-level="3">✅ <text:span text:style-name="Strong_20_Emphasis">4. Gitea / Forgejo</text:span></text:h>
      <text:p text:style-name="Text_20_body"><text:span text:style-name="Strong_20_Emphasis">API</text:span>: Gitea API, Forgejo совместим</text:p>
      <text:p text:style-name="Text_20_body"><text:span text:style-name="Strong_20_Emphasis">Что реализовать:</text:span></text:p>
      <text:list text:style-name="L4">
        <text:list-item>
          <text:p text:style-name="P4"><text:soft-page-break/>🔍 Поиск репозиториев: <text:span text:style-name="Source_20_Text">GET /repos/search?q=...</text:span></text:p>
        </text:list-item>
        <text:list-item>
          <text:p text:style-name="P4">📄 Дерево: <text:span text:style-name="Source_20_Text">GET /repos/{owner}/{repo}/git/trees/{sha}</text:span></text:p>
        </text:list-item>
        <text:list-item>
          <text:p text:style-name="P4">📂 Содержимое файла: <text:span text:style-name="Source_20_Text">GET /repos/{owner}/{repo}/contents/{path}</text:span></text:p>
        </text:list-item>
        <text:list-item>
          <text:p text:style-name="P4">🔐 Авторизация: Personal Token (или Basic Auth)</text:p>
        </text:list-item>
      </text:list>
      <text:p text:style-name="Horizontal_20_Line"/>
      <text:h text:style-name="Heading_20_3" text:outline-level="3">Поиск пользователей / групп (если нужно):</text:h>
      <text:list text:style-name="L5">
        <text:list-item>
          <text:p text:style-name="P5">GitHub: <text:span text:style-name="Source_20_Text">GET /search/users?q=...</text:span></text:p>
        </text:list-item>
        <text:list-item>
          <text:p text:style-name="P5">GitLab: <text:span text:style-name="Source_20_Text">GET /users?search=...</text:span>, <text:span text:style-name="Source_20_Text">GET /groups?search=...</text:span></text:p>
        </text:list-item>
        <text:list-item>
          <text:p text:style-name="P5">Bitbucket: нет полнотекстового поиска по пользователям</text:p>
        </text:list-item>
        <text:list-item>
          <text:p text:style-name="P5">Gitea: <text:span text:style-name="Source_20_Text">GET /users/{username}</text:span> — но нет поиска всех пользователей</text:p>
        </text:list-item>
      </text:list>
      <text:p text:style-name="Horizontal_20_Line"/>
      <text:h text:style-name="Heading_20_3" text:outline-level="3">⚙️ Базовая архитектура:</text:h>
      <text:list text:style-name="L6">
        <text:list-item>
          <text:p text:style-name="P6">🔧 Один API-интерфейс с общими функциями (<text:span text:style-name="Source_20_Text">GitForgeClient</text:span>)</text:p>
        </text:list-item>
        <text:list-item>
          <text:p text:style-name="P6">🧩 Плагины или сервисы на каждый forge (GitHubService, GitLabService и т.п.)</text:p>
        </text:list-item>
        <text:list-item>
          <text:p text:style-name="P6">⚠️ Учет ограничений и rate-limits</text:p>
        </text:list-item>
        <text:list-item>
          <text:p text:style-name="P6">📦 Возможность хранения access-токенов для приватных репозиториев</text:p>
        </text:list-item>
        <text:list-item>
          <text:p text:style-name="P6">📁 Кэширование дерева файлов и содержимого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49:49.275382173</meta:creation-date>
    <meta:print-date>2025-05-09T13:50:38.998640979</meta:print-date>
    <dc:date>2025-05-09T16:41:06.451639865</dc:date>
    <meta:editing-duration>PT2H51M17S</meta:editing-duration>
    <meta:editing-cycles>1</meta:editing-cycles>
    <meta:document-statistic meta:table-count="0" meta:image-count="0" meta:object-count="0" meta:page-count="2" meta:paragraph-count="41" meta:word-count="262" meta:character-count="1974" meta:non-whitespace-character-count="1778"/>
    <meta:generator>LibreOffice/7.4.7.2$Linux_X86_64 LibreOffice_project/40$Build-2</meta:generator>
  </office:meta>
</office:document-meta>
</file>